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BodyEmitterTests.onCompletionBeforeHandler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ponseBodyEmitterTests.onTimeoutAfterHandler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ponseBodyEmitterTests.onCompletionAfterHandler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ponseBodyEmitterTests.onTimeoutBeforeHandler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ponseBodyEmitterTests.sendWith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ponseBodyEmitterTests.sendAfterHandlerInitializedWith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ponseBodyEmitterTests.sendAfterHandler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ponseBodyEmitterTests.sendDuplicateBeforeHandler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ponseBodyEmitterTests.sendBeforeHandler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ponseBodyEmitterTests.sendFailsAfter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ponseBodyEmitterTests.sendBeforeHandlerInitializedWith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